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40da" officeooo:paragraph-rsid="000940da"/>
    </style:style>
    <style:style style:name="P2" style:family="paragraph" style:parent-style-name="Preformatted_20_Text">
      <style:text-properties officeooo:rsid="000940da" officeooo:paragraph-rsid="000a890a"/>
    </style:style>
    <style:style style:name="P3" style:family="paragraph" style:parent-style-name="Preformatted_20_Text">
      <style:text-properties officeooo:rsid="000a890a" officeooo:paragraph-rsid="000a890a"/>
    </style:style>
    <style:style style:name="P4" style:family="paragraph" style:parent-style-name="Preformatted_20_Text">
      <style:text-properties officeooo:rsid="000a9479" officeooo:paragraph-rsid="000a9479"/>
    </style:style>
    <style:style style:name="T1" style:family="text">
      <style:text-properties officeooo:rsid="000940da"/>
    </style:style>
    <style:style style:name="T2" style:family="text">
      <style:text-properties officeooo:rsid="000a8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umen de comandos en Emacs</text:p>
      <text:p text:style-name="P1"/>
      <text:p text:style-name="P3">Comandos básicos y necesarios</text:p>
      <text:p text:style-name="P3">CTRL+G – Aborta ultimo comando</text:p>
      <text:p text:style-name="P3">CTRL+X, CTRL+S – Guardar archivo</text:p>
      <text:p text:style-name="P3">CTRL+X, CTRL+C – Salir de EMacs </text:p>
      <text:p text:style-name="P3">CTRL+X, CTRL+F – Insertar archivo desde Emacs</text:p>
      <text:p text:style-name="P3">CTRL+X. CTRL+W – Escribir a memoria</text:p>
      <text:p text:style-name="P1"/>
      <text:p text:style-name="P1">Movimiento:</text:p>
      <text:p text:style-name="P3">Esc, &lt;/&gt; - <text:s/>Mover al inicio/final del archivo</text:p>
      <text:p text:style-name="P3">CTRL+V<text:span text:style-name="T1"> - Moverse a una página hacia abajo</text:span></text:p>
      <text:p text:style-name="P3">ESC, V – Moverse una página hacia arriba</text:p>
      <text:p text:style-name="P2">CTRL+F - Mover hacia enfrente </text:p>
      <text:p text:style-name="P1">CTRL+B - Mover hacia atrás</text:p>
      <text:p text:style-name="P1">CTRL+P - Renglón anterior</text:p>
      <text:p text:style-name="P1">CTRL+N - Renglón siguiente</text:p>
      <text:p text:style-name="P1">CTRL+A – Ir al inicio</text:p>
      <text:p text:style-name="P1">CTRL+E – Ir al final </text:p>
      <text:p text:style-name="P1"/>
      <text:p text:style-name="P1">Borrado:</text:p>
      <text:p text:style-name="P1">CTRL+D – Borra carácter sobre el cursor hacia enfrente</text:p>
      <text:p text:style-name="P1">CTRL+Y – Borra carácter sobre el cursos hacia atrás</text:p>
      <text:p text:style-name="P1">CTRL+K – Guarda en memoria todo lo que está a la derecha</text:p>
      <text:p text:style-name="P1">CTRL+Y - Regresa todo lo de la memoria</text:p>
      <text:p text:style-name="P1">ESC, D - <text:s/>Borra la palabra en el cursor hacia adelante</text:p>
      <text:p text:style-name="P1">ESC, Backspace – Borra la palabra hacia atrás</text:p>
      <text:p text:style-name="P1"/>
      <text:p text:style-name="P1">CTRL+Spacebar – Marcar un renglón</text:p>
      <text:p text:style-name="P1">CTRL+W – Guardar en muchos renglones en la memoria</text:p>
      <text:p text:style-name="P4">CTRL+X, N – Abrir N ventanas </text:p>
      <text:p text:style-name="P3">Búsqueda:</text:p>
      <text:p text:style-name="P3">CTRL+S – Buscar hacia enfr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8T12:00:45.804285560</dc:date>
    <dc:creator>Alexis Padilla</dc:creator>
    <meta:document-statistic meta:table-count="0" meta:image-count="0" meta:object-count="0" meta:page-count="1" meta:paragraph-count="29" meta:word-count="159" meta:character-count="974" meta:non-whitespace-character-count="822"/>
    <meta:generator>LibreOffice/4.2.8.2$Linux_X86_64 LibreOffice_project/420m0$Build-2</meta:generator>
  </office:meta>
</office:document-meta>
</file>